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Le centre de recherche Inria étant un des plus importants de la région,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et j'ai été initié aux principaux langages de programmation Web.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5T20:37:25.14</dc:date>
    <meta:editing-duration>PT40S</meta:editing-duration>
    <meta:editing-cycles>4</meta:editing-cycles>
    <meta:generator>OpenOffice.org/3.4.1$Win32 OpenOffice.org_project/341m1$Build-9593</meta:generator>
    <meta:document-statistic meta:table-count="0" meta:image-count="0" meta:object-count="0" meta:page-count="1" meta:paragraph-count="11" meta:word-count="226" meta:character-count="1478"/>
  </office:meta>
</office:document-meta>
</file>